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084f79" officeooo:paragraph-rsid="00084f79"/>
    </style:style>
    <style:style style:name="P2" style:family="paragraph" style:parent-style-name="Standard">
      <style:text-properties officeooo:rsid="00084f79" officeooo:paragraph-rsid="00093d94"/>
    </style:style>
    <style:style style:name="P3" style:family="paragraph" style:parent-style-name="Standard">
      <style:text-properties officeooo:rsid="00084f79" officeooo:paragraph-rsid="000f6f33"/>
    </style:style>
    <style:style style:name="P4" style:family="paragraph" style:parent-style-name="Standard">
      <style:text-properties officeooo:paragraph-rsid="00084f79"/>
    </style:style>
    <style:style style:name="P5" style:family="paragraph" style:parent-style-name="Standard">
      <style:text-properties officeooo:rsid="000ce73e" officeooo:paragraph-rsid="000ce73e"/>
    </style:style>
    <style:style style:name="P6" style:family="paragraph" style:parent-style-name="Standard">
      <style:text-properties fo:font-size="14pt" officeooo:rsid="000f6f33" officeooo:paragraph-rsid="000f6f33" style:font-size-asian="14pt" style:font-size-complex="14pt"/>
    </style:style>
    <style:style style:name="P7" style:family="paragraph" style:parent-style-name="Standard">
      <style:text-properties officeooo:rsid="00102f3c" officeooo:paragraph-rsid="00102f3c"/>
    </style:style>
    <style:style style:name="P8" style:family="paragraph" style:parent-style-name="Standard">
      <style:text-properties officeooo:paragraph-rsid="00084f79"/>
    </style:style>
    <style:style style:name="P9" style:family="paragraph" style:parent-style-name="Standard">
      <style:text-properties officeooo:paragraph-rsid="0011b646"/>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f6f33"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fo:font-size="14pt" officeooo:rsid="000f6f33" style:font-size-asian="14pt" style:font-size-complex="14pt"/>
    </style:style>
    <style:style style:name="T5" style:family="text">
      <style:text-properties fo:font-size="13pt" style:font-size-asian="13pt" style:font-size-complex="13pt"/>
    </style:style>
    <style:style style:name="T6" style:family="text">
      <style:text-properties officeooo:rsid="000f6f33"/>
    </style:style>
    <style:style style:name="T7" style:family="text">
      <style:text-properties officeooo:rsid="00102f3c"/>
    </style:style>
    <style:style style:name="T8" style:family="text">
      <style:text-properties officeooo:rsid="0010650d"/>
    </style:style>
    <style:style style:name="T9" style:family="text">
      <style:text-properties officeooo:rsid="00109226"/>
    </style:style>
    <style:style style:name="T10" style:family="text">
      <style:text-properties officeooo:rsid="0011b646"/>
    </style:style>
    <style:style style:name="T11" style:family="text">
      <style:text-properties style:text-underline-style="solid" style:text-underline-width="auto" style:text-underline-color="font-color" officeooo:rsid="0011b646"/>
    </style:style>
    <style:style style:name="T12" style:family="text">
      <style:text-properties officeooo:rsid="00132ba9"/>
    </style:style>
    <style:style style:name="T13" style:family="text">
      <style:text-properties officeooo:rsid="0016a184"/>
    </style:style>
    <style:style style:name="T14" style:family="text">
      <style:text-properties officeooo:rsid="0019bc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ctivité séance </text:span><text:span text:style-name="T2">2</text:span><text:line-break/><text:span text:style-name="T6">1</text:span><text:span text:style-name="T14">1</text:span><text:span text:style-name="T5">/10/2024</text:span><text:line-break/><text:line-break/><text:span text:style-name="T4">La CNIL</text:span></text:p>
      <text:p text:style-name="P2"><text:span text:style-name="T3"/></text:p>
      <text:p text:style-name="P2">1/<text:line-break/><text:span text:style-name="T7">La DGSI gère la sécurité au niveau étatique. La correspondance privée n’est pas un droit constitutionnel en France, ce qui signifie que l’état (en l’occurrence ici la DGSI) est en droit d’intervenir dans ces échanges si il est jugé que cela contribue à garantir la sécurité de l’état</text:span><text:line-break/></text:p>
      <text:p text:style-name="P1">2/</text:p>
      <text:p text:style-name="P5"><text:span text:style-name="T7">La CNIL nous indique un lien vers ce formulaire : </text:span><text:a xlink:type="simple" xlink:href="https://reportcontent.google.com/forms/rtbf?product=websearch&amp;hl=fr&amp;visit_id=638642492791432326-560216276&amp;rd=1" text:style-name="Internet_20_link" text:visited-style-name="Visited_20_Internet_20_Link"><text:span text:style-name="T7">https://reportcontent.google.com/forms/rtbf?product=websearch&amp;hl=fr&amp;visit_id=638642492791432326-560216276&amp;rd=1</text:span></text:a><text:span text:style-name="T7"><text:line-break/>Où il vous sera demandé de renseigner les différentes informations (entre autres des URL contenant des contenus vous concernant) que vous souhaitez voir disparaître du </text:span><text:span text:style-name="T9">célèbre </text:span><text:span text:style-name="T7">moteur de recherche</text:span><text:line-break/></text:p>
      <text:p text:style-name="P3"><text:span text:style-name="T6">3</text:span>/</text:p>
      <text:p text:style-name="P7">Ç<text:span text:style-name="T8">a</text:span> semble être une mauvaise idée… Un tel responsable à 72 heures pour prévenir la CNIL. <text:span text:style-name="T8">Si passé ce délai il n’est pas en mesure de justifier son retard, il risque différentes sanctions, allant du rappel à l’ordre à 20 millions d’euros d’amende (ou 4 % du chiffre d’affaires annuel mondial pour une entreprise)</text:span></text:p>
      <text:p text:style-name="P1"/>
      <text:p text:style-name="P6">La correspondance privée<text:line-break/><text:line-break/><text:span text:style-name="T11">Japon</text:span></text:p>
      <text:p text:style-name="P1"/>
      <text:p text:style-name="P4">Texte de références : <text:span text:style-name="T10">APPI, </text:span>loi japonaise sur la protection des informations personnelles</text:p>
      <text:p text:style-name="P4"/>
      <text:p text:style-name="P9">- Autoris<text:span text:style-name="T10">e : </text:span>révélation d’informations à caractère privé par <text:span text:style-name="T12">la</text:span> presse, <text:span text:style-name="T12">si cela </text:span>concerne un sujet d’intérêt public, au bénéfice du public et avec <text:span text:style-name="T12">de</text:span>s informations authentiques</text:p>
      <text:p text:style-name="P9">- <text:span text:style-name="T10">I</text:span>nterdit : <text:span text:style-name="T10">collecte, utilisation et transfert de données sans consentement</text:span></text:p>
      <text:p text:style-name="P9">- <text:span text:style-name="T10">T</text:span>ol<text:span text:style-name="T10">è</text:span>r<text:span text:style-name="T10">e : transfert international de données (si le niveau de protection du pays destinataire est comparable)</text:span></text:p>
      <text:p text:style-name="P9">- <text:span text:style-name="T10">N</text:span>on défini : <text:span text:style-name="T13">N.R.</text:span></text:p>
      <text:p text:style-name="P4"/>
      <text:p text:style-name="P4">Les mécanismes de réactions possible : <text:span text:style-name="T10">sanctions administratives (allant jusqu’à l’emprisonnement), obligation de divulgation publique des violations, possibilité pour les victimes d’engager des actions en justice</text:span></text:p>
      <text:p text:style-name="P4"/>
      <text:p text:style-name="P4">Possibilité de l’état à intervenir dans les correspondances privées : <text:span text:style-name="T13">oui, si cela est</text:span> justifié par un motif d’intérêt général et <text:span text:style-name="T13">réalisé </text:span>de <text:span text:style-name="T13">façon</text:span> adéquate et proportionné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21:42:09.680501612</meta:creation-date>
    <dc:date>2024-10-11T15:47:00.670230323</dc:date>
    <meta:editing-duration>PT1H36S</meta:editing-duration>
    <meta:editing-cycles>13</meta:editing-cycles>
    <meta:generator>LibreOffice/24.2.6.2$Linux_X86_64 LibreOffice_project/420$Build-2</meta:generator>
    <meta:document-statistic meta:table-count="0" meta:image-count="0" meta:object-count="0" meta:page-count="1" meta:paragraph-count="14" meta:word-count="281" meta:character-count="1880" meta:non-whitespace-character-count="1609"/>
  </office:meta>
</office:document-meta>
</file>